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2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/text:p>
      <text:p text:style-name="P3"/>
      <text:p text:style-name="P3"/>
      <text:p text:style-name="P11">Summary</text:p>
      <text:p text:style-name="P6"/>
      <text:list xml:id="list5129336057919202567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6"/>
      <text:p text:style-name="P8">Professional Experience</text:p>
      <text:p text:style-name="P8"/>
      <text:p text:style-name="P6">Presshub.io – San Francisco, CA</text:p>
      <text:p text:style-name="P10">Founder, June 2016 – Present</text:p>
      <text:p text:style-name="P5"/>
      <text:list xml:id="list8579803586368379993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8"/>
      <text:p text:style-name="P6">Chapter Three – San Francisco, CA</text:p>
      <text:p text:style-name="P10">Senior Drupal Developer, June 2015 – Present</text:p>
      <text:p text:style-name="P5"/>
      <text:list xml:id="list7760295777668128426" text:style-name="L3">
        <text:list-item>
          <text:p text:style-name="P18">Integrated third-party systems (Hubspot, Apple News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8"/>
      <text:p text:style-name="P6">Urban Insight, Inc – Los Angeles, CA</text:p>
      <text:p text:style-name="P10">Web Developer, September 2009 – June 2015</text:p>
      <text:p text:style-name="P5"/>
      <text:list xml:id="list5761702009728337420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problem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Performed database migration from various systems into Drupal.</text:p>
        </text:list-item>
        <text:list-item>
          <text:p text:style-name="P20">Optimized server load issues for various websites by optimizing MySQL queries and integrating various caching technologies such as Varnish, Memcached and Redi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  <text:list-item>
          <text:p text:style-name="P20">Implemented various responsive and non-responsive Drupal themes.</text:p>
        </text:list-item>
        <text:list-item>
          <text:p text:style-name="P20"><text:soft-page-break/>Developed data migration scripts to migrate sites to Pantheon and Acquia platforms.</text:p>
        </text:list-item>
        <text:list-item>
          <text:p text:style-name="P20">Technologies used include: LAMP (PHP 5, MySQL), HTML/XHTML, CSS, jQuery/Javascript, AngularJS, AJAX, Drupal 5, 6, 7, Wordpress, Memcached, Varnish, Redis, GIT, SVN.</text:p>
        </text:list-item>
      </text:list>
      <text:p text:style-name="P5"/>
      <text:p text:style-name="P5"/>
      <text:p text:style-name="P7">Freelance</text:p>
      <text:p text:style-name="P5"/>
      <text:list xml:id="list2858317691038613524" text:style-name="L5">
        <text:list-item>
          <text:p text:style-name="P23"><text:span text:style-name="T5">Implemented AMP and Apple News in Wordpress for </text:span><text:span text:style-name="T8">D'Marge.</text:span></text:p>
        </text:list-item>
        <text:list-item>
          <text:p text:style-name="P23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3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3"><text:span text:style-name="T5">Maintained </text:span><text:span text:style-name="T8">MagMutual's</text:span><text:span text:style-name="T5"> Drupal website.</text:span></text:p>
        </text:list-item>
        <text:list-item>
          <text:p text:style-name="P23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3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3"><text:span text:style-name="T5">Maintained </text:span><text:span text:style-name="T8">Mindsight Institute's</text:span><text:span text:style-name="T5"> website.</text:span></text:p>
        </text:list-item>
        <text:list-item>
          <text:p text:style-name="P23"><text:span text:style-name="T5">Created first version of the </text:span><text:span text:style-name="T8">LearnDC</text:span><text:span text:style-name="T5"> website.</text:span></text:p>
        </text:list-item>
        <text:list-item>
          <text:p text:style-name="P23"><text:span text:style-name="T5">Maintained Drupal version of the </text:span><text:span text:style-name="T8">Youth Service America's</text:span><text:span text:style-name="T5"> website. </text:span></text:p>
        </text:list-item>
      </text:list>
      <text:p text:style-name="P5"/>
      <text:p text:style-name="P5"/>
      <text:p text:style-name="P8">Education</text:p>
      <text:p text:style-name="P8"/>
      <text:p text:style-name="P6">Tyumen State University – Tyumen, Russia</text:p>
      <text:p text:style-name="P10">Master's Degree in Computer Science, 2003 – 2009</text:p>
      <text:p text:style-name="P4"/>
      <text:list xml:id="list8143003964162397074" text:style-name="L6">
        <text:list-item>
          <text:p text:style-name="P28">Emphasis on System Engineering and Information Technologies.</text:p>
        </text:list-item>
      </text:list>
      <text:p text:style-name="P12"/>
      <text:p text:style-name="P13">Numbers</text:p>
      <text:p text:style-name="P9">Presshub.io, Inc</text:p>
      <text:p text:style-name="P9"/>
      <text:list xml:id="list394515277782514018" text:style-name="L7">
        <text:list-item>
          <text:p text:style-name="P24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8"/>
      <text:p text:style-name="P14">Chapter Three.</text:p>
      <text:list xml:id="list6347955949738890367" text:style-name="L8">
        <text:list-item>
          <text:p text:style-name="P25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5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5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5"><text:span text:style-name="T5">Over than </text:span><text:span text:style-name="T9">95%</text:span><text:span text:style-name="T5"> of all projects launched on time.</text:span></text:p>
        </text:list-item>
      </text:list>
      <text:p text:style-name="P8"/>
      <text:p text:style-name="P14">Urban Insight, Inc.</text:p>
      <text:list xml:id="list2116979277519850857" text:style-name="L9">
        <text:list-item>
          <text:p text:style-name="P26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6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6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6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6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6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6"><text:soft-page-break/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5"/>
      <text:p text:style-name="P9">Freelance</text:p>
      <text:p text:style-name="P9"/>
      <text:list xml:id="list7564336796307472375" text:style-name="L10">
        <text:list-item>
          <text:p text:style-name="P27"><text:span text:style-name="T5">I maintained around </text:span><text:span text:style-name="T9">10</text:span><text:span text:style-name="T5"> sites on my spare time. </text:span></text:p>
        </text:list-item>
        <text:list-item>
          <text:p text:style-name="P27"><text:span text:style-name="T9">5</text:span><text:span text:style-name="T5"> of them nationally recognized companies. </text:span></text:p>
        </text:list-item>
        <text:list-item>
          <text:p text:style-name="P27"><text:span text:style-name="T9">100%</text:span><text:span text:style-name="T5"> of all projects delivered on time.</text:span></text:p>
        </text:list-item>
        <text:list-item>
          <text:p text:style-name="P27"><text:span text:style-name="T9">90%</text:span><text:span text:style-name="T5"> of my clients are hiring me for their new projects.</text:span></text:p>
        </text:list-item>
      </text:list>
      <text:p text:style-name="P5"/>
      <text:p text:style-name="P8">Hobbies</text:p>
      <text:p text:style-name="P4"/>
      <text:list xml:id="list3722998163720546185" text:style-name="L11">
        <text:list-item>
          <text:p text:style-name="P22">I am building a new startup and learning iOS and Android development to solve global problem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 (Wordpress and Drupal plugins)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2T13:23:47</dc:date>
    <meta:editing-cycles>63</meta:editing-cycles>
    <meta:editing-duration>PT14H14M34S</meta:editing-duration>
    <meta:generator>OpenOffice/4.1.3$Unix OpenOffice.org_project/413m1$Build-9783</meta:generator>
    <meta:document-statistic meta:table-count="0" meta:image-count="0" meta:object-count="0" meta:page-count="3" meta:paragraph-count="77" meta:word-count="780" meta:character-count="4984"/>
  </office:meta>
</office:document-meta>
</file>